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2.187cm" fo:min-width="17.041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353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353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2.371cm" fo:min-width="3.351cm" fo:padding-top="0.13cm" fo:padding-bottom="0.13cm" fo:padding-left="0.25cm" fo:padding-right="0.25cm" fo:wrap-option="no-wrap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 style:punctuation-wrap="simple" style:line-break="normal"/>
    </style:style>
    <style:style style:name="P5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T1" style:family="text">
      <style:text-properties fo:font-family="Monaco" style:font-pitch="variable" fo:font-size="32pt" style:font-size-asian="32pt" style:font-size-complex="32pt"/>
    </style:style>
    <style:style style:name="T2" style:family="text">
      <style:text-properties fo:color="#ff0000" fo:font-family="Monaco" style:font-pitch="variable" fo:font-size="28pt" style:font-size-asian="28pt" style:font-size-complex="28pt"/>
    </style:style>
    <style:style style:name="T3" style:family="text">
      <style:text-properties fo:color="#333399" fo:font-family="Monaco" style:font-pitch="variable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2" draw:layer="layout" svg:width="17.541cm" svg:height="12.447cm" svg:x="4.972cm" svg:y="3.895cm">
            <text:list text:style-name="L1">
              <text:list-header>
                <text:p text:style-name="P1"><text:span text:style-name="T1">cell</text:span></text:p>
                <text:p text:style-name="P1"><text:span text:style-name="T1"/></text:p>
                <text:p text:style-name="P1"><text:span text:style-name="T1"/></text:p>
                <text:p text:style-name="P1"><text:span text:style-name="T1">membrane <text:s text:c="9"/>chloroplast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mitochondrial <text:s text:c="7"/>chloroplast</text:span></text:p>
                <text:p text:style-name="P1"><text:span text:style-name="T1">membrane <text:s text:c="12"/>membra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2" draw:text-style-name="P3" draw:layer="layout" svg:x1="7.093cm" svg:y1="9.654cm" svg:x2="7.093cm" svg:y2="13.253cm">
                <text:p/>
              </draw:line>
              <draw:line draw:style-name="gr2" draw:text-style-name="P3" draw:layer="layout" svg:x1="9.421cm" svg:y1="9.654cm" svg:x2="18.734cm" svg:y2="13.464cm">
                <text:p/>
              </draw:line>
              <draw:line draw:style-name="gr3" draw:text-style-name="P3" draw:layer="layout" svg:x1="20.004cm" svg:y1="9.866cm" svg:x2="20.004cm" svg:y2="13.464cm">
                <text:p/>
              </draw:line>
              <draw:line draw:style-name="gr3" draw:text-style-name="P3" draw:layer="layout" svg:x1="12.808cm" svg:y1="5.633cm" svg:x2="8.574cm" svg:y2="8.173cm">
                <text:p/>
              </draw:line>
              <draw:line draw:style-name="gr3" draw:text-style-name="P3" draw:layer="layout" svg:x1="14.501cm" svg:y1="5.633cm" svg:x2="18.734cm" svg:y2="8.173cm">
                <text:p/>
              </draw:line>
            </draw:g>
            <draw:custom-shape draw:style-name="gr4" draw:text-style-name="P5" draw:layer="layout" svg:width="3.851cm" svg:height="2.631cm" svg:x="22.732cm" svg:y="4.252cm">
              <text:list text:style-name="L2">
                <text:list-header>
                  <text:p text:style-name="P4"><text:span text:style-name="T2">is-a</text:span></text:p>
                </text:list-header>
              </text:list>
              <text:list text:style-name="L3">
                <text:list-header>
                  <text:p text:style-name="P4"><text:span text:style-name="T3">part-o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ntaner</meta:initial-creator>
    <meta:creation-date>2013-05-13T18:05:05</meta:creation-date>
    <dc:date>2013-05-13T18:10:36</dc:date>
    <dc:creator>David Montaner</dc:creator>
    <meta:editing-duration>P0D</meta:editing-duration>
    <meta:editing-cycles>1</meta:editing-cycles>
    <meta:document-statistic meta:object-count="33"/>
    <meta:generator>LibreOffice/3.5$Linux_X86_64 LibreOffice_project/350m1$Build-2</meta:generator>
  </office:meta>
</office:document-meta>
</file>